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19.21mm" svg:height="115.81mm" svg:x="73.43mm" svg:y="5.05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311511299435" calcext:value-type="float">
            <text:p>5.31151129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40466101694916" calcext:value-type="float">
            <text:p>7.4046610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.30197740112996" calcext:value-type="float">
            <text:p>8.30197740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.9083333333334" calcext:value-type="float">
            <text:p>10.908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424011299435" calcext:value-type="float">
            <text:p>24.42401129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3.0801553672316" calcext:value-type="float">
            <text:p>33.08015536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3.1800141242938" calcext:value-type="float">
            <text:p>43.18001412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3.9887711864407" calcext:value-type="float">
            <text:p>53.9887711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.929802259887" calcext:value-type="float">
            <text:p>60.92980225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2.64011299435" calcext:value-type="float">
            <text:p>72.64011299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0.3010593220338" calcext:value-type="float">
            <text:p>80.3010593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8.9317090395484" calcext:value-type="float">
            <text:p>88.9317090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1.971115819209" calcext:value-type="float">
            <text:p>81.9711158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9.4554378531074" calcext:value-type="float">
            <text:p>89.4554378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1.8697993815575" calcext:value-type="float">
            <text:p>91.86979938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7.600105932204" calcext:value-type="float">
            <text:p>97.6001059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0:43.944933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11:04.870734346</dc:date>
    <meta:editing-duration>PT34M57S</meta:editing-duration>
    <meta:editing-cycles>5</meta:editing-cycles>
    <meta:generator>LibreOffice/5.1.4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11.582cm" xlink:href=".." xlink:type="simple" chart:class="chart:scatter" chart:style-name="ch1">
        <chart:legend chart:legend-position="end" svg:x="8.832cm" svg:y="4.745cm" style:legend-expansion="high" chart:style-name="ch2"/>
        <chart:plot-area chart:style-name="ch3" table:cell-range-address="robotOffset_avg.A2:robotOffset_avg.A5 robotOffset_avg.C2:robotOffset_avg.C17" chart:data-source-has-labels="both" svg:x="1.249cm" svg:y="0.231cm" svg:width="7.345cm" svg:height="10.139cm">
          <chartooo:coordinate-region svg:x="1.87cm" svg:y="0.43cm" svg:width="6.351cm" svg:height="9.293cm"/>
          <chart:axis chart:dimension="x" chart:name="primary-x" chart:style-name="ch4" chartooo:axis-type="auto">
            <chart:title svg:x="2.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&quot;" chart:class="chart:scatter">
            <chart:data-point chart:repeated="4"/>
          </chart:series>
          <chart:series chart:style-name="ch10" chart:values-cell-range-address="robotOffset_avg.C10:robotOffset_avg.C13" loext:label-string="&quot;9% robots&quot;" chart:class="chart:scatter">
            <chart:data-point chart:repeated="4"/>
          </chart:series>
          <chart:series chart:style-name="ch11" chart:values-cell-range-address="robotOffset_avg.C14:robotOffset_avg.C17" loext:label-string="&quot;11% robots&quot;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5.311511299435">
                <text:p>5.311511299435</text:p>
                <draw:g>
                  <svg:desc>robotOffset_avg.C2:robotOffset_avg.C5</svg:desc>
                </draw:g>
              </table:table-cell>
              <table:table-cell office:value-type="float" office:value="24.424011299435">
                <text:p>24.424011299435</text:p>
                <draw:g>
                  <svg:desc>robotOffset_avg.C6:robotOffset_avg.C9</svg:desc>
                </draw:g>
              </table:table-cell>
              <table:table-cell office:value-type="float" office:value="60.929802259887">
                <text:p>60.929802259887</text:p>
                <draw:g>
                  <svg:desc>robotOffset_avg.C10:robotOffset_avg.C13</svg:desc>
                </draw:g>
              </table:table-cell>
              <table:table-cell office:value-type="float" office:value="81.971115819209">
                <text:p>81.971115819209</text:p>
                <draw:g>
                  <svg:desc>robotOffset_avg.C14:robotOffset_avg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40466101694916">
                <text:p>7.40466101694916</text:p>
              </table:table-cell>
              <table:table-cell office:value-type="float" office:value="33.0801553672316">
                <text:p>33.0801553672316</text:p>
              </table:table-cell>
              <table:table-cell office:value-type="float" office:value="72.64011299435">
                <text:p>72.64011299435</text:p>
              </table:table-cell>
              <table:table-cell office:value-type="float" office:value="89.4554378531074">
                <text:p>89.45543785310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30197740112996">
                <text:p>8.30197740112996</text:p>
              </table:table-cell>
              <table:table-cell office:value-type="float" office:value="43.1800141242938">
                <text:p>43.1800141242938</text:p>
              </table:table-cell>
              <table:table-cell office:value-type="float" office:value="80.3010593220338">
                <text:p>80.3010593220338</text:p>
              </table:table-cell>
              <table:table-cell office:value-type="float" office:value="91.8697993815575">
                <text:p>91.86979938155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9083333333334">
                <text:p>10.9083333333334</text:p>
              </table:table-cell>
              <table:table-cell office:value-type="float" office:value="53.9887711864407">
                <text:p>53.9887711864407</text:p>
              </table:table-cell>
              <table:table-cell office:value-type="float" office:value="88.9317090395484">
                <text:p>88.9317090395484</text:p>
              </table:table-cell>
              <table:table-cell office:value-type="float" office:value="97.600105932204">
                <text:p>97.600105932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